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4fb7" officeooo:paragraph-rsid="000a4fb7"/>
    </style:style>
    <style:style style:name="P2" style:family="paragraph" style:parent-style-name="Standard">
      <style:paragraph-properties fo:text-align="start" style:justify-single-word="false"/>
      <style:text-properties officeooo:rsid="000a4fb7" officeooo:paragraph-rsid="000a4fb7"/>
    </style:style>
    <style:style style:name="P3" style:family="paragraph" style:parent-style-name="Standard">
      <style:paragraph-properties fo:text-align="start" style:justify-single-word="false"/>
      <style:text-properties officeooo:rsid="000b039a" officeooo:paragraph-rsid="000b039a"/>
    </style:style>
    <style:style style:name="P4" style:family="paragraph" style:parent-style-name="Standard">
      <style:paragraph-properties fo:text-align="start" style:justify-single-word="false"/>
      <style:text-properties officeooo:rsid="000bc771" officeooo:paragraph-rsid="000bc771"/>
    </style:style>
    <style:style style:name="P5" style:family="paragraph" style:parent-style-name="Standard">
      <style:paragraph-properties fo:text-align="start" style:justify-single-word="false"/>
      <style:text-properties officeooo:rsid="000dab64" officeooo:paragraph-rsid="000dab64"/>
    </style:style>
    <style:style style:name="P6" style:family="paragraph" style:parent-style-name="Standard">
      <style:paragraph-properties fo:text-align="start" style:justify-single-word="false"/>
      <style:text-properties officeooo:rsid="000e8382" officeooo:paragraph-rsid="000e8382"/>
    </style:style>
    <style:style style:name="P7" style:family="paragraph" style:parent-style-name="Standard">
      <style:paragraph-properties fo:text-align="start" style:justify-single-word="false"/>
      <style:text-properties officeooo:rsid="000e8382" officeooo:paragraph-rsid="00157d71"/>
    </style:style>
    <style:style style:name="P8" style:family="paragraph" style:parent-style-name="Standard">
      <style:paragraph-properties fo:text-align="start" style:justify-single-word="false"/>
      <style:text-properties fo:color="#c9211e" officeooo:rsid="000e8382" officeooo:paragraph-rsid="000e8382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57d71" officeooo:paragraph-rsid="00157d71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e8382" officeooo:paragraph-rsid="000e8382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0dab64" officeooo:paragraph-rsid="000dab64"/>
    </style:style>
    <style:style style:name="P12" style:family="paragraph" style:parent-style-name="Standard">
      <style:paragraph-properties fo:text-align="start" style:justify-single-word="false"/>
      <style:text-properties officeooo:paragraph-rsid="001662e6"/>
    </style:style>
    <style:style style:name="P13" style:family="paragraph" style:parent-style-name="Standard">
      <style:paragraph-properties fo:text-align="start" style:justify-single-word="false"/>
      <style:text-properties officeooo:paragraph-rsid="003357e7"/>
    </style:style>
    <style:style style:name="P14" style:family="paragraph" style:parent-style-name="Standard">
      <style:paragraph-properties fo:text-align="start" style:justify-single-word="false"/>
      <style:text-properties officeooo:paragraph-rsid="0030bd5b"/>
    </style:style>
    <style:style style:name="P15" style:family="paragraph" style:parent-style-name="Standard">
      <style:paragraph-properties fo:text-align="start" style:justify-single-word="false"/>
      <style:text-properties officeooo:rsid="001662e6" officeooo:paragraph-rsid="001662e6"/>
    </style:style>
    <style:style style:name="P16" style:family="paragraph" style:parent-style-name="Standard">
      <style:paragraph-properties fo:text-align="start" style:justify-single-word="false"/>
      <style:text-properties officeooo:rsid="001743f4" officeooo:paragraph-rsid="001743f4"/>
    </style:style>
    <style:style style:name="P17" style:family="paragraph" style:parent-style-name="Standard">
      <style:paragraph-properties fo:text-align="start" style:justify-single-word="false"/>
      <style:text-properties officeooo:rsid="00193b54" officeooo:paragraph-rsid="00193b54"/>
    </style:style>
    <style:style style:name="P18" style:family="paragraph" style:parent-style-name="Standard">
      <style:paragraph-properties fo:text-align="start" style:justify-single-word="false"/>
      <style:text-properties officeooo:rsid="001a3278" officeooo:paragraph-rsid="001a3278"/>
    </style:style>
    <style:style style:name="P19" style:family="paragraph" style:parent-style-name="Standard">
      <style:paragraph-properties fo:text-align="start" style:justify-single-word="false"/>
      <style:text-properties officeooo:rsid="001af25e" officeooo:paragraph-rsid="001af25e"/>
    </style:style>
    <style:style style:name="P20" style:family="paragraph" style:parent-style-name="Standard">
      <style:paragraph-properties fo:text-align="start" style:justify-single-word="false"/>
      <style:text-properties officeooo:rsid="001ddbbd" officeooo:paragraph-rsid="001ddbbd"/>
    </style:style>
    <style:style style:name="P21" style:family="paragraph" style:parent-style-name="Standard">
      <style:paragraph-properties fo:text-align="start" style:justify-single-word="false"/>
      <style:text-properties officeooo:rsid="001feaae" officeooo:paragraph-rsid="001feaae"/>
    </style:style>
    <style:style style:name="P22" style:family="paragraph" style:parent-style-name="Standard">
      <style:paragraph-properties fo:text-align="start" style:justify-single-word="false"/>
      <style:text-properties officeooo:rsid="001feccd" officeooo:paragraph-rsid="001feccd"/>
    </style:style>
    <style:style style:name="P23" style:family="paragraph" style:parent-style-name="Standard">
      <style:paragraph-properties fo:text-align="start" style:justify-single-word="false"/>
      <style:text-properties officeooo:rsid="00236acd" officeooo:paragraph-rsid="00236acd"/>
    </style:style>
    <style:style style:name="P24" style:family="paragraph" style:parent-style-name="Standard">
      <style:paragraph-properties fo:text-align="start" style:justify-single-word="false"/>
      <style:text-properties officeooo:rsid="0025ed33" officeooo:paragraph-rsid="0025ed33"/>
    </style:style>
    <style:style style:name="P25" style:family="paragraph" style:parent-style-name="Standard">
      <style:paragraph-properties fo:text-align="start" style:justify-single-word="false"/>
      <style:text-properties officeooo:rsid="0027fdf1" officeooo:paragraph-rsid="0027fdf1"/>
    </style:style>
    <style:style style:name="P26" style:family="paragraph" style:parent-style-name="Standard">
      <style:paragraph-properties fo:text-align="start" style:justify-single-word="false"/>
      <style:text-properties officeooo:rsid="00290122" officeooo:paragraph-rsid="00290122"/>
    </style:style>
    <style:style style:name="P27" style:family="paragraph" style:parent-style-name="Standard">
      <style:paragraph-properties fo:text-align="start" style:justify-single-word="false"/>
      <style:text-properties officeooo:rsid="002aadc2" officeooo:paragraph-rsid="002aadc2"/>
    </style:style>
    <style:style style:name="P28" style:family="paragraph" style:parent-style-name="Standard">
      <style:paragraph-properties fo:text-align="start" style:justify-single-word="false"/>
      <style:text-properties officeooo:rsid="002f0e33" officeooo:paragraph-rsid="002f0e33"/>
    </style:style>
    <style:style style:name="P29" style:family="paragraph" style:parent-style-name="Standard">
      <style:paragraph-properties fo:text-align="start" style:justify-single-word="false"/>
      <style:text-properties officeooo:rsid="0030bd5b" officeooo:paragraph-rsid="0030bd5b"/>
    </style:style>
    <style:style style:name="P30" style:family="paragraph" style:parent-style-name="Standard">
      <style:paragraph-properties fo:text-align="start" style:justify-single-word="false"/>
      <style:text-properties officeooo:rsid="00320d4b" officeooo:paragraph-rsid="00320d4b"/>
    </style:style>
    <style:style style:name="P31" style:family="paragraph" style:parent-style-name="Standard">
      <style:paragraph-properties fo:text-align="start" style:justify-single-word="false"/>
      <style:text-properties officeooo:rsid="003357e7" officeooo:paragraph-rsid="003357e7"/>
    </style:style>
    <style:style style:name="P32" style:family="paragraph" style:parent-style-name="Standard">
      <style:paragraph-properties fo:text-align="start" style:justify-single-word="false"/>
      <style:text-properties officeooo:rsid="00368cb8" officeooo:paragraph-rsid="00368cb8"/>
    </style:style>
    <style:style style:name="P33" style:family="paragraph" style:parent-style-name="Standard">
      <style:paragraph-properties fo:text-align="start" style:justify-single-word="false"/>
      <style:text-properties officeooo:rsid="00391f61" officeooo:paragraph-rsid="00391f61"/>
    </style:style>
    <style:style style:name="P34" style:family="paragraph" style:parent-style-name="Standard">
      <style:paragraph-properties fo:text-align="start" style:justify-single-word="false"/>
      <style:text-properties officeooo:rsid="003adaa9" officeooo:paragraph-rsid="003adaa9"/>
    </style:style>
    <style:style style:name="P35" style:family="paragraph" style:parent-style-name="Standard">
      <style:paragraph-properties fo:text-align="start" style:justify-single-word="false" fo:break-before="page"/>
      <style:text-properties officeooo:rsid="002f0e33" officeooo:paragraph-rsid="002f0e33"/>
    </style:style>
    <style:style style:name="P36" style:family="paragraph" style:parent-style-name="Standard">
      <style:paragraph-properties fo:text-align="start" style:justify-single-word="false" fo:break-before="page"/>
      <style:text-properties officeooo:rsid="00368cb8" officeooo:paragraph-rsid="00368cb8"/>
    </style:style>
    <style:style style:name="P37" style:family="paragraph" style:parent-style-name="Standard">
      <style:paragraph-properties fo:text-align="start" style:justify-single-word="false"/>
      <style:text-properties officeooo:rsid="003c5627" officeooo:paragraph-rsid="003c5627"/>
    </style:style>
    <style:style style:name="P38" style:family="paragraph" style:parent-style-name="Standard">
      <style:paragraph-properties fo:text-align="start" style:justify-single-word="false"/>
      <style:text-properties officeooo:rsid="003f1977" officeooo:paragraph-rsid="003f1977"/>
    </style:style>
    <style:style style:name="P39" style:family="paragraph" style:parent-style-name="Standard">
      <style:paragraph-properties fo:text-align="start" style:justify-single-word="false"/>
      <style:text-properties officeooo:rsid="004120dd" officeooo:paragraph-rsid="004120dd"/>
    </style:style>
    <style:style style:name="P40" style:family="paragraph" style:parent-style-name="Standard">
      <style:paragraph-properties fo:text-align="start" style:justify-single-word="false"/>
      <style:text-properties officeooo:rsid="0041a92a" officeooo:paragraph-rsid="0041a92a"/>
    </style:style>
    <style:style style:name="P41" style:family="paragraph" style:parent-style-name="Standard">
      <style:paragraph-properties fo:text-align="start" style:justify-single-word="false"/>
      <style:text-properties officeooo:rsid="00430ddf" officeooo:paragraph-rsid="00430ddf"/>
    </style:style>
    <style:style style:name="T1" style:family="text">
      <style:text-properties officeooo:rsid="000bc771"/>
    </style:style>
    <style:style style:name="T2" style:family="text">
      <style:text-properties officeooo:rsid="000bfeea"/>
    </style:style>
    <style:style style:name="T3" style:family="text">
      <style:text-properties officeooo:rsid="000e8382"/>
    </style:style>
    <style:style style:name="T4" style:family="text">
      <style:text-properties officeooo:rsid="0010e5d1"/>
    </style:style>
    <style:style style:name="T5" style:family="text">
      <style:text-properties officeooo:rsid="0012ab66"/>
    </style:style>
    <style:style style:name="T6" style:family="text">
      <style:text-properties officeooo:rsid="00148f7d"/>
    </style:style>
    <style:style style:name="T7" style:family="text">
      <style:text-properties officeooo:rsid="0014e2e9"/>
    </style:style>
    <style:style style:name="T8" style:family="text">
      <style:text-properties officeooo:rsid="001662e6"/>
    </style:style>
    <style:style style:name="T9" style:family="text">
      <style:text-properties officeooo:rsid="001944f6"/>
    </style:style>
    <style:style style:name="T10" style:family="text">
      <style:text-properties officeooo:rsid="001b4a5d"/>
    </style:style>
    <style:style style:name="T11" style:family="text">
      <style:text-properties officeooo:rsid="001b85b2"/>
    </style:style>
    <style:style style:name="T12" style:family="text">
      <style:text-properties officeooo:rsid="001f7403"/>
    </style:style>
    <style:style style:name="T13" style:family="text">
      <style:text-properties officeooo:rsid="00217ec4"/>
    </style:style>
    <style:style style:name="T14" style:family="text">
      <style:text-properties officeooo:rsid="002633e7"/>
    </style:style>
    <style:style style:name="T15" style:family="text">
      <style:text-properties officeooo:rsid="0030bd5b"/>
    </style:style>
    <style:style style:name="T16" style:family="text">
      <style:text-properties officeooo:rsid="003357e7"/>
    </style:style>
    <style:style style:name="T17" style:family="text">
      <style:text-properties officeooo:rsid="0034a5e8"/>
    </style:style>
    <style:style style:name="T18" style:family="text">
      <style:text-properties officeooo:rsid="00381886"/>
    </style:style>
    <style:style style:name="T19" style:family="text">
      <style:text-properties officeooo:rsid="003c1dfb"/>
    </style:style>
    <style:style style:name="T20" style:family="text">
      <style:text-properties officeooo:rsid="003d5f36"/>
    </style:style>
    <style:style style:name="T21" style:family="text">
      <style:text-properties officeooo:rsid="003eef0f"/>
    </style:style>
    <style:style style:name="T22" style:family="text">
      <style:text-properties officeooo:rsid="003f1977"/>
    </style:style>
    <style:style style:name="T23" style:family="text">
      <style:text-properties officeooo:rsid="003fbde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bliographie</text:p>
      <text:p text:style-name="P1"/>
      <text:p text:style-name="P2">Computational prediction of protein interfaces: A review of data driven methods</text:p>
      <text:p text:style-name="P2"/>
      <text:p text:style-name="P3">Prédiction utilisant la structure 3D :</text:p>
      <text:p text:style-name="P3"><text:tab/>Avantages :</text:p>
      <text:p text:style-name="P3">- Pas besoin de calculer pour toute la séquence, seulement résidus de surface</text:p>
      <text:p text:style-name="P3">- </text:p>
      <text:p text:style-name="P3">- </text:p>
      <text:p text:style-name="P3">- </text:p>
      <text:p text:style-name="P3">- </text:p>
      <text:p text:style-name="P3"/>
      <text:p text:style-name="P3"><text:tab/>Drawbacks :</text:p>
      <text:p text:style-name="P3">- A besoin de la structure 3D, et peu de protéines de binding interaction transitoires</text:p>
      <text:p text:style-name="P3">- <text:span text:style-name="T1">Cnahgement de conformation lors de la lisaison du partenaire</text:span></text:p>
      <text:p text:style-name="P3">- <text:span text:style-name="T2">Disordered proteins</text:span></text:p>
      <text:p text:style-name="P3">- </text:p>
      <text:p text:style-name="P3">- </text:p>
      <text:p text:style-name="P3"/>
      <text:p text:style-name="P16">Si oui, comment encoder la séquence ? Metric pas informative selon moi car totalement différente d’une protéine a l’autre.</text:p>
      <text:p text:style-name="P3"/>
      <text:p text:style-name="P3"/>
      <text:p text:style-name="P4">Apprendre sur données de binding, tester sur free-form</text:p>
      <text:p text:style-name="P4"/>
      <text:p text:style-name="P4"/>
      <text:p text:style-name="P5">Identifier les résidus de surface avec un flag , car seuls a pouvoir <text:span text:style-name="T3">interagir ? </text:span><text:span text:style-name="T4">Solvent accessibility meilleur ?</text:span></text:p>
      <text:p text:style-name="P5"/>
      <text:p text:style-name="P11"/>
      <text:p text:style-name="P10">Comment encoder les séquences ?</text:p>
      <text:p text:style-name="P6">- One-hot encoding du type d’acide aminé</text:p>
      <text:p text:style-name="P6">- AAindex de l’aa</text:p>
      <text:p text:style-name="P6">- Interface propensity ?????</text:p>
      <text:p text:style-name="P8">- <text:span text:style-name="T5">PSSM (Hhblitz ou PsiBlast)</text:span></text:p>
      <text:p text:style-name="P6">- <text:span text:style-name="T6">Relative solvent accessibility (STRIDE)</text:span></text:p>
      <text:p text:style-name="P6">- <text:span text:style-name="T7">Surafact shape CX value</text:span></text:p>
      <text:p text:style-name="P22">- A<text:span text:style-name="T13">ssignation</text:span> de la structure secondaire ?</text:p>
      <text:p text:style-name="P6"/>
      <text:p text:style-name="P6"/>
      <text:p text:style-name="P9">Interface definition :</text:p>
      <text:p text:style-name="P7">- Heavy atom distance: A residue is an interfacial residue if any</text:p>
      <text:p text:style-name="P7">heavy atom (non-hydrogen atom) of the residue is within D thr</text:p>
      <text:p text:style-name="P7">angstroms of any heavy atom of a residue in the interacting pro-</text:p>
      <text:p text:style-name="P7">tein chain, where D thr is the threshold diameter and usually</text:p>
      <text:p text:style-name="P7">ranges from 4 to 6 Å [1,72]. This is probably the most commonly</text:p>
      <text:p text:style-name="P7">used definition. →<text:span text:style-name="T8"> Plutot stringent ?</text:span></text:p>
      <text:p text:style-name="P7"/>
      <text:p text:style-name="P21">Test de régression mais surement très mauvais</text:p>
      <text:p text:style-name="P12"><text:span text:style-name="T8">Binaire ? Interface</text:span><text:span text:style-name="T12">1</text:span><text:span text:style-name="T8"> = &lt;5A Pas interface</text:span><text:span text:style-name="T12">0</text:span><text:span text:style-name="T8"> = &gt;5A</text:span></text:p>
      <text:p text:style-name="P15">3 classes ? Interface = &lt;4A Pas sur = &gt;4A et &lt; 6 A, <text:s/>Pas interface = &gt;6A</text:p>
      <text:p text:style-name="P7"/>
      <text:p text:style-name="P7"><text:soft-page-break/>- CA–CA distance: Two residues in different chains interact if their</text:p>
      <text:p text:style-name="P7">CA atoms are within D thr Ångstroms. A reasonable value for D thr</text:p>
      <text:p text:style-name="P7">is 8 Å.</text:p>
      <text:p text:style-name="P7">- <text:s/>van der Waals surface distance: Two residues in different chains</text:p>
      <text:p text:style-name="P7">interact if their van der Waals surfaces are within D thr Å. D thr is</text:p>
      <text:p text:style-name="P7">usually set around 0.5 Å [34].</text:p>
      <text:p text:style-name="P7">- D ASA (Delta Accessible Surface Area): A residue is an interfacial</text:p>
      <text:p text:style-name="P7">residue if the change in its ASA upon complexation (going from</text:p>
      <text:p text:style-name="P7">a monomeric state to a dimeric state) is larger than 1 Å 2 [32].</text:p>
      <text:p text:style-name="P7"/>
      <text:p text:style-name="P7"/>
      <text:p text:style-name="P17">Sample weight est obligatoire ! <text:span text:style-name="T9">Pour une protéine globulaire seulement 10 a 18 % des résidus sont impliqué dans une interface.</text:span></text:p>
      <text:p text:style-name="P17"/>
      <text:p text:style-name="P18">Apprendre protéine par protéine</text:p>
      <text:p text:style-name="P17"/>
      <text:p text:style-name="P17"/>
      <text:p text:style-name="P19">Test sur DB4, <text:span text:style-name="T10">3 types d’intéractions, </text:span><text:span text:style-name="T11">mais pas balanced</text:span></text:p>
      <text:p text:style-name="P19">176 non-redundant protein–protein complexes and their corresponding component protein structures in the unbound state</text:p>
      <text:p text:style-name="P19"/>
      <text:p text:style-name="P20">Training PIFACE</text:p>
      <text:p text:style-name="P20"/>
      <text:p text:style-name="P23">Probabilité ? Problème avec interactions transitoires ? Vrai interaction ou pas ?</text:p>
      <text:p text:style-name="P23"/>
      <text:p text:style-name="P24">Notre méthode sera moins bonne pour les interactions transitoires. <text:span text:style-name="T14">Entrainer un réseau que sur ces interactions ?</text:span></text:p>
      <text:p text:style-name="P23"/>
      <text:p text:style-name="P23"/>
      <text:p text:style-name="P25">Faire un fichier numpy avec les distances minimales entre atomes lourds</text:p>
      <text:p text:style-name="P25"/>
      <text:p text:style-name="P26">Prédiction sans information du partenaire</text:p>
      <text:p text:style-name="P26"/>
      <text:p text:style-name="P27">Pas coévolution parce que sinon spécifique a un partenaire</text:p>
      <text:p text:style-name="P35">Encodage des données :</text:p>
      <text:p text:style-name="P28"/>
      <text:p text:style-name="P28"/>
      <text:p text:style-name="P29">Fenêtre de 10 aa</text:p>
      <text:p text:style-name="P14"><text:span text:style-name="T15">Chaque aa est encodé par </text:span><text:span text:style-name="T18">108</text:span><text:span text:style-name="T15"> features</text:span></text:p>
      <text:p text:style-name="P29"/>
      <text:p text:style-name="P30">1 feature : 1/0 flag indiquant s’il s’agit d’un vrai aa ou de padding</text:p>
      <text:p text:style-name="P30">? 21 features : PSSM de Hhblits</text:p>
      <text:p text:style-name="P31"><text:span text:style-name="T20">x </text:span>20 features : Séquence en one-hot encoding</text:p>
      <text:p text:style-name="P13"><text:span text:style-name="T20">x </text:span><text:span text:style-name="T16">58 features : 58 meilleurs A</text:span><text:span text:style-name="T17">A</text:span><text:span text:style-name="T16">index</text:span></text:p>
      <text:p text:style-name="P32"><text:span text:style-name="T21">x </text:span>7 features : Assignation de la structure secondaire en One-hot encoding</text:p>
      <text:p text:style-name="P32"><text:span text:style-name="T21">x </text:span>1 feature : Relative solvent accessibility</text:p>
      <text:p text:style-name="P33"><text:span text:style-name="T21">x </text:span>15 features : ProteinBlock</text:p>
      <text:p text:style-name="P33"/>
      <text:p text:style-name="P33"/>
      <text:p text:style-name="P33"/>
      <text:p text:style-name="P34">Homodimères, <text:span text:style-name="T19">on garde les deux ? Parce que pas même sites de fixation</text:span></text:p>
      <text:p text:style-name="P37">Différences base de données construite et template for docking, <text:span text:style-name="T22">donc encoder toutes les protéines du jeu de données.</text:span></text:p>
      <text:p text:style-name="P38">Comprendre le jeu de données.</text:p>
      <text:p text:style-name="P38">Comment <text:span text:style-name="T23">vérifier l’homologie de séquences ? Multi fasta ?</text:span></text:p>
      <text:p text:style-name="P38"/>
      <text:p text:style-name="P39">Deux homodimères ensembles ?</text:p>
      <text:p text:style-name="P39"/>
      <text:p text:style-name="P40">Je peux utiliser Vanille, si oui besoin d’un env conda pour installer Hhblits et l’utiliser ?</text:p>
      <text:p text:style-name="P40">5 fold CV par manque de place</text:p>
      <text:p text:style-name="P40"/>
      <text:p text:style-name="P41">Avoir autorisation d’utiliser machine du labo</text:p>
      <text:p text:style-name="P40"/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7T13:08:03.626174376</meta:creation-date>
    <meta:generator>LibreOffice/6.4.6.2$Linux_X86_64 LibreOffice_project/40$Build-2</meta:generator>
    <dc:date>2020-11-12T17:02:10.652452127</dc:date>
    <meta:editing-duration>P1DT15M37S</meta:editing-duration>
    <meta:editing-cycles>50</meta:editing-cycles>
    <meta:document-statistic meta:table-count="0" meta:image-count="0" meta:object-count="0" meta:page-count="4" meta:paragraph-count="73" meta:word-count="614" meta:character-count="3564" meta:non-whitespace-character-count="3015"/>
  </office:meta>
</office:document-meta>
</file>